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officeooo:rsid="001005c1" officeooo:paragraph-rsid="001005c1"/>
    </style:style>
    <style:style style:name="P2" style:family="paragraph" style:parent-style-name="Preformatted_20_Text">
      <style:text-properties fo:font-size="15pt" fo:font-weight="bold" officeooo:rsid="001005c1" officeooo:paragraph-rsid="001005c1" style:font-size-asian="15pt" style:font-weight-asian="bold" style:font-size-complex="15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ove instructions</text:p>
      <text:p text:style-name="P1">MOV reg, reg</text:p>
      <text:p text:style-name="P1">MOV reg, constant</text:p>
      <text:p text:style-name="P1">MOV reg, address</text:p>
      <text:p text:style-name="P1">MOV address, reg</text:p>
      <text:p text:style-name="P1">MOV address, constant</text:p>
      <text:p text:style-name="P1">For example MOV R1, #45 copies the value of register 1 to memory location 45</text:p>
      <text:p text:style-name="P1">For example MOV R1, R2 copies the value of register 1 to register 2</text:p>
      <text:p text:style-name="P1">and MOV R1, 100 puts the value of 100 to register 1</text:p>
      <text:p text:style-name="P2">Addition and Subtraction insructions</text:p>
      <text:p text:style-name="P1">ADD reg, reg</text:p>
      <text:p text:style-name="P1">ADD reg, constant</text:p>
      <text:p text:style-name="P1">SUB reg, reg</text:p>
      <text:p text:style-name="P1">SUB reg, constant</text:p>
      <text:p text:style-name="P1">ADD reg, address</text:p>
      <text:p text:style-name="P1">SUB reg, address</text:p>
      <text:p text:style-name="P1">For example, ADD R1, #45 adds the value of memory location 45 to register 1</text:p>
      <text:p text:style-name="P1">For example, ADD R1, R2 adds the value of register 2 to register 1</text:p>
      <text:p text:style-name="P1">and ADD R1, 100 adds the value of 100 to register 1</text:p>
      <text:p text:style-name="P2">Jump instruction</text:p>
      <text:p text:style-name="P1">JMP reg, lineAdress</text:p>
      <text:p text:style-name="P1">JMP lineAddress</text:p>
      <text:p text:style-name="P1">For example, JMP R1, 32 jumps to line 32 of the program if the value of R1 is zero. JMP 23 jumps to</text:p>
      <text:p text:style-name="P1">line 23 directly.</text:p>
      <text:p text:style-name="P2">Print instructions</text:p>
      <text:p text:style-name="P1">PRN reg</text:p>
      <text:p text:style-name="P1">PRN constant</text:p>
      <text:p text:style-name="P1">PRN address</text:p>
      <text:p text:style-name="P1">For example, PRN #56 will print the value of the memory loacation 56 to the screen, after each print</text:p>
      <text:p text:style-name="P1">a new line should be inserted.</text:p>
      <text:p text:style-name="P1">For example, PRN R3 will print the value of register 3 to the screen, after each print a new line</text:p>
      <text:p text:style-name="P1">should be inserted.</text:p>
      <text:p text:style-name="P1">Other instructions</text:p>
      <text:p text:style-name="P2">HLT</text:p>
      <text:p text:style-name="P1">halts the program and prints on the screen the contents of all registers as well as the the memory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tr" fo:country="TR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tr" fo:country="T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3-27T15:18:18.760698606</dc:date>
    <meta:document-statistic meta:table-count="0" meta:image-count="0" meta:object-count="0" meta:page-count="1" meta:paragraph-count="35" meta:word-count="232" meta:character-count="1191" meta:non-whitespace-character-count="994"/>
    <meta:generator>LibreOffice/4.2.7.2$Linux_x86 LibreOffice_project/420m0$Build-2</meta:generator>
  </office:meta>
</office:document-meta>
</file>